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4.0005cm"/>
    </style:style>
    <style:style style:name="co3" style:family="table-column">
      <style:table-column-properties fo:break-before="auto" style:column-width="1.2911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utho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dent Lif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demic Excellenc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ducational Resource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mpus Event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reer Developmen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udent Organization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llege Success Tips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ducation Technology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esearch Opportunitie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munity Engagement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CER</dc:creator>
    <dc:date>2024-04-14T09:00:20Z</dc:date>
  </office:meta>
</office:document-meta>
</file>